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272in"/>
    </style:style>
    <style:style style:name="co2" style:family="table-column">
      <style:table-column-properties fo:break-before="auto" style:column-width="2.8555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2.1689in"/>
    </style:style>
    <style:style style:name="co5" style:family="table-column">
      <style:table-column-properties fo:break-before="auto" style:column-width="4.3571in"/>
    </style:style>
    <style:style style:name="co6" style:family="table-column">
      <style:table-column-properties fo:break-before="auto" style:column-width="0.41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z80-v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NP</text:p>
          </table:table-cell>
          <table:table-cell table:style-name="Default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, C8, C11, C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3, C4, C5, C6, C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table:number-columns-repeated="163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9, C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2p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556</text:p>
          </table:table-cell>
          <table:table-cell office:value-type="string" calcext:value-type="string">
            <text:p>Package_SO:SOIC-14_3.9x8.7mm_P1.27mm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T680</text:p>
          </table:table-cell>
          <table:table-cell office:value-type="string" calcext:value-type="string">
            <text:p>Oscillator:Oscillator_DIP-14</text:p>
          </table:table-cell>
          <table:table-cell table:number-columns-repeated="163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K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6MHz</text:p>
          </table:table-cell>
          <table:table-cell table:style-name="ce3" office:value-type="string" calcext:value-type="string">
            <text:p>Crystal:Crystal_HC49-U_Vertical</text:p>
          </table:table-cell>
          <table:table-cell table:style-name="ce3"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P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4C0010AEG</text:p>
          </table:table-cell>
          <table:table-cell office:value-type="string" calcext:value-type="string">
            <text:p>Package_QFP:LQFP-44_10x10mm_P0.8mm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, D3, D21, D22, D23, D24, D25, D26, D27, D28, D29, D30, D31, D32, D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603_1608Metric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2, D4, D5, D6, D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603_1608Metric</text:p>
          </table:table-cell>
          <table:table-cell table:number-columns-repeated="163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7, D9, D10, D11, D12, D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ED_Green</text:p>
          </table:table-cell>
          <table:table-cell table:style-name="ce3" office:value-type="string" calcext:value-type="string">
            <text:p>LED_SMD:LED_0603_1608Metric</text:p>
          </table:table-cell>
          <table:table-cell table:style-name="ce3"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3, D14, D15, D16, D17, D18, D19, D20, D34, D35, D36, D37, D38, D39, D40, D41, D42, D43, D44, D45, D46, D47, D48, D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D_Yellow</text:p>
          </table:table-cell>
          <table:table-cell office:value-type="string" calcext:value-type="string">
            <text:p>LED_SMD:LED_0603_1608Metric</text:p>
          </table:table-cell>
          <table:table-cell table:number-columns-repeated="1637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inHeader_Female01x02</text:p>
          </table:table-cell>
          <table:table-cell table:style-name="ce4" office:value-type="string" calcext:value-type="string">
            <text:p>Connector_PinHeader_2.54mm:PinHeader_1x02_P2.54mm_Vertical</text:p>
          </table:table-cell>
          <table:table-cell table:style-name="ce4"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Header_Female16x02</text:p>
          </table:table-cell>
          <table:table-cell office:value-type="string" calcext:value-type="string">
            <text:p>Card_Connector:FX2740S08SV</text:p>
          </table:table-cell>
          <table:table-cell table:number-columns-repeated="1637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J4, J5, J6, J7, J8, J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inHeader_Female04x02</text:p>
          </table:table-cell>
          <table:table-cell table:style-name="ce4" office:value-type="string" calcext:value-type="string">
            <text:p>Connector_PinSocket_2.54mm:PinSocket_2x04_P2.54mm_Vertical</text:p>
          </table:table-cell>
          <table:table-cell table:style-name="ce4" table:number-columns-repeated="163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J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2x03_Counter_Clockwise</text:p>
          </table:table-cell>
          <table:table-cell table:style-name="ce3" office:value-type="string" calcext:value-type="string">
            <text:p>Connector_PinHeader_2.54mm:PinHeader_2x03_P2.54mm_Vertical</text:p>
          </table:table-cell>
          <table:table-cell table:style-name="ce3"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GCT_USB4085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, R3, R5, R6, R8, R10, R14, R15, R21, R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, R4, R7, R11, R12, R13, R16, R18, R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Resistor_SMD:R_0603_1608Metric</text:p>
          </table:table-cell>
          <table:table-cell table:number-columns-repeated="163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R17, R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2R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62256BLP</text:p>
          </table:table-cell>
          <table:table-cell office:value-type="string" calcext:value-type="string">
            <text:p>Package_SO:TSOP-I-28_11.8x8mm_P0.55mm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N1, RN2, RN3, RN4, RN5, RN6, RN7, R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B-D10C102J</text:p>
          </table:table-cell>
          <table:table-cell office:value-type="string" calcext:value-type="string">
            <text:p>r_network:EXB-D10C103J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8C64B-15SU</text:p>
          </table:table-cell>
          <table:table-cell office:value-type="string" calcext:value-type="string">
            <text:p>Package_SO:SOIC-28W_7.5x17.9mm_P1.27mm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Potentiometer_SMD:Potentiometer_Vishay_TS53YJ_Vertical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1, S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S-1000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3T</text:p>
          </table:table-cell>
          <table:table-cell office:value-type="string" calcext:value-type="string">
            <text:p>SP3T_THT:MHS133G04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, U8</text:p>
          </table:table-cell>
          <table:table-cell office:value-type="float" office:value="2" calcext:value-type="float">
            <text:p>2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Package_SO:SO-14_3.9x8.65mm_P1.27mm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2, 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Package_SO:SO-16_3.9x9.9mm_P1.27mm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4, 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HC138N</text:p>
          </table:table-cell>
          <table:table-cell office:value-type="string" calcext:value-type="string">
            <text:p>Package_SO:SOIC-16W_5.3x10.2mm_P1.27mm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Package_SO:SOIC-14_3.9x8.7mm_P1.27mm</text:p>
          </table:table-cell>
          <table:table-cell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7, U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C55A</text:p>
          </table:table-cell>
          <table:table-cell office:value-type="string" calcext:value-type="string">
            <text:p>Package_DIP:DIP-40_W15.24mm</text:p>
          </table:table-cell>
          <table:table-cell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Package_SO:SOIC-14_3.9x8.7mm_P1.27mm</text:p>
          </table:table-cell>
          <table:table-cell table:number-columns-repeated="163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U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mega32U4RC-A</text:p>
          </table:table-cell>
          <table:table-cell table:style-name="ce3" office:value-type="string" calcext:value-type="string">
            <text:p>Package_QFP:TQFP-44_10x10mm_P0.8mm</text:p>
          </table:table-cell>
          <table:table-cell table:style-name="ce3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5T21:02:14.823242926</dc:date>
    <dc:creator>Tristan van de Weg</dc:creator>
    <meta:editing-duration>PT10M33S</meta:editing-duration>
    <meta:editing-cycles>1</meta:editing-cycles>
    <meta:generator>LibreOffice/24.2.0.3$Linux_X86_64 LibreOffice_project/420$Build-3</meta:generator>
    <meta:document-statistic meta:table-count="1" meta:cell-count="171" meta:object-count="0"/>
  </office:meta>
</office:document-meta>
</file>